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2e" officeooo:paragraph-rsid="0006042e"/>
    </style:style>
    <style:style style:name="P2" style:family="paragraph" style:parent-style-name="Standard">
      <style:text-properties fo:font-weight="bold" officeooo:rsid="0007cd58" officeooo:paragraph-rsid="0007cd58" style:font-weight-asian="bold" style:font-weight-complex="bold"/>
    </style:style>
    <style:style style:name="P3" style:family="paragraph" style:parent-style-name="Standard">
      <style:text-properties fo:font-weight="bold" officeooo:rsid="00094d0d" officeooo:paragraph-rsid="00094d0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217b7f" officeooo:paragraph-rsid="0007cd5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6042e" officeooo:paragraph-rsid="0006042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1d143b" officeooo:paragraph-rsid="0007cd5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da7c7" officeooo:paragraph-rsid="0007cd5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officeooo:rsid="00094d0d" officeooo:paragraph-rsid="00094d0d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94d0d" officeooo:paragraph-rsid="00094d0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0c28ed" officeooo:paragraph-rsid="000c28e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0c28ed" officeooo:paragraph-rsid="000c936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0c28ed" officeooo:paragraph-rsid="000c9365" style:font-style-asian="normal" style:font-weight-asian="bold" style:font-style-complex="normal" style:font-weight-complex="bold"/>
    </style:style>
    <style:style style:name="T1" style:family="text">
      <style:text-properties officeooo:rsid="000af2fb"/>
    </style:style>
    <style:style style:name="T2" style:family="text">
      <style:text-properties officeooo:rsid="000c9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RMINAL 1</text:p>
      <text:p text:style-name="P8">ros2 run turtlesim turtlesim_node</text:p>
      <text:p text:style-name="P2"/>
      <text:p text:style-name="P2"/>
      <text:p text:style-name="P2">TERMINAL 2</text:p>
      <text:p text:style-name="P1">cd ros2_ws_turtle<text:span text:style-name="T1">2</text:span></text:p>
      <text:p text:style-name="P1"/>
      <text:p text:style-name="P4">rosdep install -i --from-path src --rosdistro humble -y</text:p>
      <text:p text:style-name="P5"/>
      <text:p text:style-name="P6">colcon build</text:p>
      <text:p text:style-name="P6"/>
      <text:p text:style-name="P7">source install/local_setup.bash</text:p>
      <text:p text:style-name="P7"/>
      <text:p text:style-name="P9">ros2 run turtle_control turtle_control</text:p>
      <text:p text:style-name="P9"/>
      <text:p text:style-name="P12">TERMINAL 3 - <text:span text:style-name="T2">OPCIONAL</text:span></text:p>
      <text:p text:style-name="P12">Verificar a posição da tartaruga em tempo real</text:p>
      <text:p text:style-name="P10">ros2 topic echo /turtle1/pose</text:p>
      <text:p text:style-name="P10"/>
      <text:p text:style-name="P12">TERMINAL <text:span text:style-name="T2">4</text:span> - <text:span text:style-name="T2">OPCIONAL</text:span></text:p>
      <text:p text:style-name="P12">Verificar a <text:span text:style-name="T2">velocidade</text:span> da tartaruga em tempo real</text:p>
      <text:p text:style-name="P11">ros2 topic echo /turtle1/cmd_v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3:46:19.031458015</meta:creation-date>
    <dc:date>2026-01-12T12:27:20.412362764</dc:date>
    <meta:editing-duration>PT41M5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60" meta:character-count="405" meta:non-whitespace-character-count="361"/>
  </office:meta>
</office:document-meta>
</file>